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d4a0" officeooo:paragraph-rsid="0014d4a0"/>
    </style:style>
    <style:style style:name="P2" style:family="paragraph" style:parent-style-name="Standard">
      <style:text-properties fo:font-weight="bold" officeooo:rsid="0014d4a0" officeooo:paragraph-rsid="0014d4a0" style:font-weight-asian="bold" style:font-weight-complex="bold"/>
    </style:style>
    <style:style style:name="P3" style:family="paragraph" style:parent-style-name="Standard">
      <style:text-properties fo:font-weight="bold" officeooo:rsid="0016168c" officeooo:paragraph-rsid="0016168c" style:font-weight-asian="bold" style:font-weight-complex="bold"/>
    </style:style>
    <style:style style:name="P4" style:family="paragraph" style:parent-style-name="Standard">
      <style:text-properties fo:font-weight="bold" officeooo:rsid="00187f26" officeooo:paragraph-rsid="00187f26" style:font-weight-asian="bold" style:font-weight-complex="bold"/>
    </style:style>
    <style:style style:name="P5" style:family="paragraph" style:parent-style-name="Standard">
      <style:text-properties fo:font-weight="bold" officeooo:rsid="001a3d9f" officeooo:paragraph-rsid="001a3d9f" style:font-weight-asian="bold" style:font-weight-complex="bold"/>
    </style:style>
    <style:style style:name="P6" style:family="paragraph" style:parent-style-name="Standard">
      <style:text-properties fo:font-weight="bold" officeooo:rsid="001aab68" officeooo:paragraph-rsid="001aab68" style:font-weight-asian="bold" style:font-weight-complex="bold"/>
    </style:style>
    <style:style style:name="P7" style:family="paragraph" style:parent-style-name="Standard">
      <style:text-properties fo:font-weight="bold" officeooo:rsid="001b1625" officeooo:paragraph-rsid="001b1625" style:font-weight-asian="bold" style:font-weight-complex="bold"/>
    </style:style>
    <style:style style:name="P8" style:family="paragraph" style:parent-style-name="Standard">
      <style:text-properties fo:font-weight="bold" officeooo:rsid="001ca7e8" officeooo:paragraph-rsid="001ca7e8" style:font-weight-asian="bold" style:font-weight-complex="bold"/>
    </style:style>
    <style:style style:name="P9" style:family="paragraph" style:parent-style-name="Standard">
      <style:text-properties fo:font-weight="bold" officeooo:rsid="001e37be" officeooo:paragraph-rsid="001e37be" style:font-weight-asian="bold" style:font-weight-complex="bold"/>
    </style:style>
    <style:style style:name="P10" style:family="paragraph" style:parent-style-name="Standard">
      <style:text-properties fo:font-weight="bold" officeooo:rsid="0022c2cc" officeooo:paragraph-rsid="0022c2cc" style:font-weight-asian="bold" style:font-weight-complex="bold"/>
    </style:style>
    <style:style style:name="P11" style:family="paragraph" style:parent-style-name="Standard">
      <style:text-properties fo:font-weight="normal" officeooo:rsid="0016168c" officeooo:paragraph-rsid="0016168c" style:font-weight-asian="normal" style:font-weight-complex="normal"/>
    </style:style>
    <style:style style:name="P12" style:family="paragraph" style:parent-style-name="Standard">
      <style:text-properties fo:font-weight="normal" officeooo:rsid="001a3d9f" officeooo:paragraph-rsid="001a3d9f" style:font-weight-asian="normal" style:font-weight-complex="normal"/>
    </style:style>
    <style:style style:name="P13" style:family="paragraph" style:parent-style-name="Standard">
      <style:text-properties fo:font-weight="normal" officeooo:rsid="001aab68" officeooo:paragraph-rsid="001aab68" style:font-weight-asian="normal" style:font-weight-complex="normal"/>
    </style:style>
    <style:style style:name="P14" style:family="paragraph" style:parent-style-name="Standard">
      <style:text-properties fo:font-weight="normal" officeooo:rsid="001b1625" officeooo:paragraph-rsid="001b1625" style:font-weight-asian="normal" style:font-weight-complex="normal"/>
    </style:style>
    <style:style style:name="P15" style:family="paragraph" style:parent-style-name="Standard">
      <style:text-properties fo:font-weight="normal" officeooo:rsid="001c4063" officeooo:paragraph-rsid="001c4063" style:font-weight-asian="normal" style:font-weight-complex="normal"/>
    </style:style>
    <style:style style:name="P16" style:family="paragraph" style:parent-style-name="Standard">
      <style:text-properties fo:font-weight="normal" officeooo:rsid="001c4976" officeooo:paragraph-rsid="001aab68" style:font-weight-asian="normal" style:font-weight-complex="normal"/>
    </style:style>
    <style:style style:name="P17" style:family="paragraph" style:parent-style-name="Standard">
      <style:text-properties fo:font-weight="normal" officeooo:rsid="001c4976" officeooo:paragraph-rsid="001c4976" style:font-weight-asian="normal" style:font-weight-complex="normal"/>
    </style:style>
    <style:style style:name="P18" style:family="paragraph" style:parent-style-name="Standard">
      <style:text-properties fo:font-weight="normal" officeooo:rsid="001e37be" officeooo:paragraph-rsid="001e37be" style:font-weight-asian="normal" style:font-weight-complex="normal"/>
    </style:style>
    <style:style style:name="P19" style:family="paragraph" style:parent-style-name="Standard">
      <style:text-properties fo:font-weight="normal" officeooo:rsid="001fe356" officeooo:paragraph-rsid="001fe356" style:font-weight-asian="normal" style:font-weight-complex="normal"/>
    </style:style>
    <style:style style:name="P20" style:family="paragraph" style:parent-style-name="Standard">
      <style:text-properties fo:font-weight="normal" officeooo:rsid="00187f26" officeooo:paragraph-rsid="00187f26" style:font-weight-asian="normal" style:font-weight-complex="normal"/>
    </style:style>
    <style:style style:name="P21" style:family="paragraph" style:parent-style-name="Standard">
      <style:text-properties fo:font-weight="normal" officeooo:rsid="00187f26" officeooo:paragraph-rsid="00248b82" style:font-weight-asian="normal" style:font-weight-complex="normal"/>
    </style:style>
    <style:style style:name="P22" style:family="paragraph" style:parent-style-name="Standard">
      <style:text-properties fo:font-weight="normal" officeooo:rsid="001ca7e8" officeooo:paragraph-rsid="001ca7e8" style:font-weight-asian="normal" style:font-weight-complex="normal"/>
    </style:style>
    <style:style style:name="P23" style:family="paragraph" style:parent-style-name="Standard">
      <style:text-properties fo:font-weight="normal" officeooo:rsid="0022c2cc" officeooo:paragraph-rsid="00248b82" style:font-weight-asian="normal" style:font-weight-complex="normal"/>
    </style:style>
    <style:style style:name="P24" style:family="paragraph" style:parent-style-name="Standard">
      <style:text-properties fo:font-weight="normal" officeooo:rsid="00248b82" officeooo:paragraph-rsid="00248b82" style:font-weight-asian="normal" style:font-weight-complex="normal"/>
    </style:style>
    <style:style style:name="P25" style:family="paragraph" style:parent-style-name="Standard">
      <style:text-properties fo:font-variant="normal" fo:text-transform="none" style:font-name="Consolas" fo:font-size="12pt" fo:letter-spacing="normal" fo:font-style="normal" fo:font-weight="normal" officeooo:rsid="00248b82" officeooo:paragraph-rsid="00248b82" style:font-weight-asian="normal" style:font-weight-complex="normal"/>
    </style:style>
    <style:style style:name="P26" style:family="paragraph" style:parent-style-name="Standard" style:list-style-name="L1">
      <style:text-properties fo:font-variant="normal" fo:text-transform="none" style:font-name="Consolas" fo:font-size="12pt" fo:letter-spacing="normal" fo:font-style="normal" fo:font-weight="normal" officeooo:rsid="00248b82" officeooo:paragraph-rsid="00248b82" style:font-weight-asian="normal" style:font-weight-complex="normal"/>
    </style:style>
    <style:style style:name="P27" style:family="paragraph" style:parent-style-name="Standard">
      <style:text-properties fo:font-variant="normal" fo:text-transform="none" style:font-name="Consolas" fo:font-size="12pt" fo:letter-spacing="normal" fo:font-style="normal" fo:font-weight="normal" officeooo:rsid="00187f26" officeooo:paragraph-rsid="0022c2cc" style:font-weight-asian="normal" style:font-weight-complex="normal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48b82" officeooo:paragraph-rsid="00248b82" style:font-weight-asian="normal" style:font-weight-complex="normal"/>
    </style:style>
    <style:style style:name="P29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253595" officeooo:paragraph-rsid="00253595" style:font-weight-asian="normal" style:font-weight-complex="normal"/>
    </style:style>
    <style:style style:name="P30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268d06" officeooo:paragraph-rsid="00268d06" style:font-weight-asian="normal" style:font-weight-complex="normal"/>
    </style:style>
    <style:style style:name="P31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26d4ec" officeooo:paragraph-rsid="0026d4ec" style:font-weight-asian="normal" style:font-weight-complex="normal"/>
    </style:style>
    <style:style style:name="P32" style:family="paragraph" style:parent-style-name="Standard">
      <style:text-properties fo:font-variant="normal" fo:text-transform="none" fo:color="#0000cd" style:font-name="Consolas" fo:font-size="12pt" fo:letter-spacing="normal" fo:font-style="normal" fo:font-weight="normal" officeooo:rsid="00248b82" officeooo:paragraph-rsid="00248b82" style:font-weight-asian="normal" style:font-weight-complex="normal"/>
    </style:style>
    <style:style style:name="P33" style:family="paragraph" style:parent-style-name="Standard" style:list-style-name="L1">
      <style:text-properties fo:font-variant="normal" fo:text-transform="none" style:font-name="Liberation Serif" fo:font-size="12pt" fo:letter-spacing="normal" fo:font-style="normal" fo:font-weight="normal" officeooo:rsid="00253595" officeooo:paragraph-rsid="00253595" style:font-weight-asian="normal" style:font-weight-complex="normal"/>
    </style:style>
    <style:style style:name="P34" style:family="paragraph" style:parent-style-name="Standard" style:list-style-name="L1">
      <style:text-properties officeooo:paragraph-rsid="00253595"/>
    </style:style>
    <style:style style:name="P35" style:family="paragraph" style:parent-style-name="Standard" style:list-style-name="L1">
      <style:text-properties fo:font-weight="normal" officeooo:rsid="00248b82" officeooo:paragraph-rsid="00248b82" style:font-weight-asian="normal" style:font-weight-complex="normal"/>
    </style:style>
    <style:style style:name="P36" style:family="paragraph" style:parent-style-name="Standard">
      <style:text-properties fo:font-weight="normal" officeooo:rsid="001fe356" officeooo:paragraph-rsid="001fe356" style:font-weight-asian="normal" style:font-weight-complex="normal"/>
    </style:style>
    <style:style style:name="P37" style:family="paragraph" style:parent-style-name="Standard">
      <style:text-properties fo:font-weight="normal" officeooo:rsid="0027e587" officeooo:paragraph-rsid="0027e587" style:font-weight-asian="normal" style:font-weight-complex="normal"/>
    </style:style>
    <style:style style:name="P38" style:family="paragraph" style:parent-style-name="Standard" style:list-style-name="L1">
      <style:text-properties style:font-name="Liberation Serif" officeooo:rsid="00253595" officeooo:paragraph-rsid="00253595"/>
    </style:style>
    <style:style style:name="P39" style:family="paragraph" style:parent-style-name="Standard">
      <style:text-properties fo:font-weight="bold" officeooo:rsid="0027e587" officeooo:paragraph-rsid="0027e587" style:font-weight-asian="bold" style:font-weight-complex="bold"/>
    </style:style>
    <style:style style:name="P40" style:family="paragraph" style:parent-style-name="Preformatted_20_Text">
      <style:text-properties fo:font-weight="normal" officeooo:rsid="0027e587" officeooo:paragraph-rsid="0027e58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font-name="Consolas" fo:font-size="12pt" fo:letter-spacing="normal" fo:font-style="normal"/>
    </style:style>
    <style:style style:name="T4" style:family="text">
      <style:text-properties fo:font-variant="normal" fo:text-transform="none" style:font-name="Consolas" fo:font-size="12pt" fo:letter-spacing="normal" fo:font-style="normal" fo:font-weight="normal"/>
    </style:style>
    <style:style style:name="T5" style:family="text">
      <style:text-properties fo:font-variant="normal" fo:text-transform="none" style:font-name="Consolas" fo:font-size="12pt" fo:letter-spacing="normal" fo:font-style="normal" fo:font-weight="normal" officeooo:rsid="00248b82" style:font-weight-asian="normal" style:font-weight-complex="normal"/>
    </style:style>
    <style:style style:name="T6" style:family="text">
      <style:text-properties fo:font-variant="normal" fo:text-transform="none" fo:color="#a52a2a" style:font-name="Consolas" fo:font-size="12pt" fo:letter-spacing="normal" fo:font-style="normal"/>
    </style:style>
    <style:style style:name="T7" style:family="text">
      <style:text-properties fo:font-variant="normal" fo:text-transform="none" fo:color="#a52a2a" style:font-name="Consolas" fo:font-size="12pt" fo:letter-spacing="normal" fo:font-style="normal" fo:font-weight="normal"/>
    </style:style>
    <style:style style:name="T8" style:family="text">
      <style:text-properties fo:font-variant="normal" fo:text-transform="none" fo:color="#0000cd" style:font-name="Consolas" fo:font-size="12pt" fo:letter-spacing="normal" fo:font-style="normal"/>
    </style:style>
    <style:style style:name="T9" style:family="text">
      <style:text-properties fo:font-variant="normal" fo:text-transform="none" fo:color="#0000cd" style:font-name="Consolas" fo:font-size="12pt" fo:letter-spacing="normal" fo:font-style="normal" fo:font-weight="normal" officeooo:rsid="00248b82" style:font-weight-asian="normal" style:font-weight-complex="normal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color="#ff0000" style:font-name="Consolas" fo:font-size="12pt" fo:letter-spacing="normal" fo:font-style="normal"/>
    </style:style>
    <style:style style:name="T12" style:family="text">
      <style:text-properties fo:font-variant="normal" fo:text-transform="none" fo:color="#ff0000" style:font-name="Consolas" fo:font-size="12pt" fo:letter-spacing="normal" fo:font-style="normal" fo:font-weight="normal" officeooo:rsid="00248b82" style:font-weight-asian="normal" style:font-weight-complex="normal"/>
    </style:style>
    <style:style style:name="T13" style:family="text">
      <style:text-properties fo:font-variant="normal" fo:text-transform="none" fo:color="#000000" style:font-name="Consolas" fo:font-size="12pt" fo:letter-spacing="normal" fo:font-style="normal"/>
    </style:style>
    <style:style style:name="T14" style:family="text">
      <style:text-properties fo:font-variant="normal" fo:text-transform="none" fo:color="#000000" style:font-name="Consolas" fo:font-size="12pt" fo:letter-spacing="normal" fo:font-style="normal" fo:font-weight="normal" officeooo:rsid="00248b82" style:font-weight-asian="normal" style:font-weight-complex="normal"/>
    </style:style>
    <style:style style:name="T15" style:family="text">
      <style:text-properties fo:font-variant="normal" fo:text-transform="none" fo:font-size="12pt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font-size="12pt" fo:letter-spacing="normal" fo:font-style="normal" fo:font-weight="normal" officeooo:rsid="00248b82" style:font-weight-asian="normal" style:font-weight-complex="normal"/>
    </style:style>
    <style:style style:name="T17" style:family="text">
      <style:text-properties fo:font-variant="normal" fo:text-transform="none" fo:color="#0f74bd" style:font-name="Consolas1" fo:font-size="9.75pt" fo:letter-spacing="normal" fo:font-style="normal" fo:background-color="#eff0f1" loext:char-shading-value="0" loext:padding="0in" loext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otstrap </text:p>
      <text:p text:style-name="P2"/>
      <text:p text:style-name="P2">Standard structure</text:p>
      <text:p text:style-name="P1">&lt;div class=’container’&gt;</text:p>
      <text:p text:style-name="P1"><text:tab/>&lt;div class=’row’&gt;</text:p>
      <text:p text:style-name="P1"><text:tab/><text:tab/>&lt;div class=’col-xs-6’&gt;</text:p>
      <text:p text:style-name="P1"><text:tab/><text:tab/>&lt;/div&gt;</text:p>
      <text:p text:style-name="P1"><text:tab/>&lt;/div&gt;</text:p>
      <text:p text:style-name="P1">&lt;/div&gt;</text:p>
      <text:p text:style-name="P1"/>
      <text:p text:style-name="P1"/>
      <text:p text:style-name="P3">Column clashing use clearfix</text:p>
      <text:p text:style-name="P11">insert before issues</text:p>
      <text:p text:style-name="P3">&lt;<text:span text:style-name="T1">div class=”clearfix visible-sm/lg/xs/etc”&gt;&lt;/div&gt;</text:span></text:p>
      <text:p text:style-name="P1"/>
      <text:p text:style-name="P1"/>
      <text:p text:style-name="P4">Well <text:span text:style-name="T1">simple blocks for text with (gray) background</text:span></text:p>
      <text:p text:style-name="P20"/>
      <text:p text:style-name="P10">Carousel <text:span text:style-name="T1">http://www.w3schools.com/bootstrap/bootstrap_carousel.asp</text:span></text:p>
      <text:p text:style-name="P25">Components :</text:p>
      <text:list xml:id="list1022848047065176234" text:style-name="L1">
        <text:list-item>
          <text:p text:style-name="P26">outer div</text:p>
        </text:list-item>
      </text:list>
      <text:p text:style-name="P23"><text:span text:style-name="T3">&lt;</text:span><text:span text:style-name="T6">div</text:span><text:span text:style-name="T10"> </text:span><text:span text:style-name="T3">id</text:span><text:span text:style-name="T8">="myCarousel"</text:span><text:span text:style-name="T3"> class</text:span><text:span text:style-name="T8">="carousel slide"</text:span><text:span text:style-name="T3"> data-ride</text:span><text:span text:style-name="T8">="carousel"</text:span><text:span text:style-name="T3">&gt;</text:span></text:p>
      <text:p text:style-name="P23"/>
      <text:p text:style-name="P23">You create a BS Carousel with the carousel class ofcourse but you absoluely need an id tag, name it what you wil but it needs an id to function. The .slide class is a CSS animation and the data-ride=’carousel’ tells the page to open a carousel with the page.</text:p>
      <text:p text:style-name="P21"/>
      <text:list xml:id="list90135699071593" text:continue-numbering="true" text:style-name="L1">
        <text:list-item>
          <text:p text:style-name="P26">Indicators</text:p>
        </text:list-item>
      </text:list>
      <text:p text:style-name="P24"><text:span text:style-name="T8">&lt;</text:span><text:span text:style-name="T3">ol</text:span><text:span text:style-name="T11"> class</text:span><text:span text:style-name="T8">="carousel-indicators"&gt;</text:span><text:span text:style-name="T3"><text:line-break/></text:span><text:span text:style-name="T13">    </text:span><text:span text:style-name="T8">&lt;</text:span><text:span text:style-name="T3">li</text:span><text:span text:style-name="T11"> data-target</text:span><text:span text:style-name="T8">="#myCarousel"</text:span><text:span text:style-name="T11"> data-slide-to</text:span><text:span text:style-name="T8">="0"</text:span><text:span text:style-name="T11"> class</text:span><text:span text:style-name="T8">="active"&gt;&lt;</text:span><text:span text:style-name="T3">/li</text:span><text:span text:style-name="T8">&gt;</text:span><text:span text:style-name="T3"><text:line-break/></text:span><text:span text:style-name="T13">    </text:span><text:span text:style-name="T8">&lt;</text:span><text:span text:style-name="T3">li</text:span><text:span text:style-name="T11"> data-target</text:span><text:span text:style-name="T8">="#myCarousel"</text:span><text:span text:style-name="T11"> data-slide-to</text:span><text:span text:style-name="T8">="1"&gt;&lt;</text:span><text:span text:style-name="T3">/li</text:span><text:span text:style-name="T8">&gt;</text:span></text:p>
      <text:p text:style-name="P24"><text:span text:style-name="T13">  </text:span><text:span text:style-name="T8">&lt;/ol&gt;</text:span></text:p>
      <text:p text:style-name="P28">slide dots that let you page through each carousel banner</text:p>
      <text:p text:style-name="P28">data-target references the ID of the outer div</text:p>
      <text:p text:style-name="P28">data-slide-to tells which slide to go to when clicked</text:p>
      <text:p text:style-name="P28">.active states which slide will be used on page load</text:p>
      <text:p text:style-name="P32"/>
      <text:list xml:id="list90135625853707" text:continue-numbering="true" text:style-name="L1">
        <text:list-item>
          <text:p text:style-name="P26">slides wrapper</text:p>
          <text:p text:style-name="P34"><text:span text:style-name="T9">&lt;</text:span><text:span text:style-name="T5">div</text:span><text:span text:style-name="T12"> class</text:span><text:span text:style-name="T9">="carousel-inner"</text:span><text:span text:style-name="T12"> role</text:span><text:span text:style-name="T9">="listbox"&gt;</text:span><text:span text:style-name="T5"><text:line-break/></text:span><text:span text:style-name="T14">    </text:span></text:p>
          <text:list>
            <text:list-header>
              <text:p text:style-name="P34"><text:span text:style-name="T9">&lt;</text:span><text:span text:style-name="T5">div</text:span><text:span text:style-name="T12"> class</text:span><text:span text:style-name="T9">="item active"&gt;</text:span><text:span text:style-name="T5"><text:line-break/></text:span><text:span text:style-name="T14">      </text:span><text:span text:style-name="T9">&lt;</text:span><text:span text:style-name="T5">img</text:span><text:span text:style-name="T12"> src</text:span><text:span text:style-name="T9">="img_chania.jpg"</text:span><text:span text:style-name="T12"> alt</text:span><text:span text:style-name="T9">="Chania"&gt;</text:span><text:span text:style-name="T5"><text:line-break/></text:span><text:span text:style-name="T14">    </text:span><text:span text:style-name="T9">&lt;</text:span><text:span text:style-name="T5">/div</text:span><text:span text:style-name="T9">&gt;</text:span><text:span text:style-name="T5"><text:line-break/><text:line-break/></text:span><text:span text:style-name="T14">    </text:span><text:span text:style-name="T9">&lt;</text:span><text:span text:style-name="T5">div</text:span><text:span text:style-name="T12"> class</text:span><text:span text:style-name="T9">="item"&gt;</text:span><text:span text:style-name="T5"><text:line-break/></text:span><text:span text:style-name="T14">      </text:span><text:span text:style-name="T9">&lt;</text:span><text:span text:style-name="T5">img</text:span><text:span text:style-name="T12"> src</text:span><text:span text:style-name="T9">="img_chania2.jpg"</text:span><text:span text:style-name="T12"> alt</text:span><text:span text:style-name="T9">="Chania"&gt;</text:span><text:span text:style-name="T5"><text:line-break/></text:span><text:span text:style-name="T14">    </text:span><text:span text:style-name="T9">&lt;</text:span><text:span text:style-name="T5">/div</text:span><text:span text:style-name="T9">&gt;</text:span></text:p>
            </text:list-header>
          </text:list>
          <text:p text:style-name="P34"><text:soft-page-break/><text:span text:style-name="T5"><text:line-break/></text:span><text:span text:style-name="T4">&lt;</text:span><text:span text:style-name="T7">/div</text:span><text:span text:style-name="T4">&gt;</text:span></text:p>
          <text:p text:style-name="P38"><text:span text:style-name="T16">S</text:span><text:span text:style-name="T15">lides are thrown in there own div, the containing div holds them in a .carousel-inner box</text:span></text:p>
          <text:p text:style-name="P33">Each actual slide of the carousel is given its own div and it must be listed as a .item, the one being used gets the .active tag</text:p>
        </text:list-item>
        <text:list-item>
          <text:p text:style-name="P26">left and right controls</text:p>
          <text:p text:style-name="P35"><text:span text:style-name="T13"> </text:span><text:span text:style-name="T8">&lt;</text:span><text:span text:style-name="T3">a</text:span><text:span text:style-name="T11"> class</text:span><text:span text:style-name="T8">="left carousel-control"</text:span><text:span text:style-name="T11"> href</text:span><text:span text:style-name="T8">="#myCarousel"</text:span><text:span text:style-name="T11"> role</text:span><text:span text:style-name="T8">="button"</text:span><text:span text:style-name="T11"> data-slide</text:span><text:span text:style-name="T8">="prev"&gt;</text:span><text:span text:style-name="T3"><text:line-break/></text:span><text:span text:style-name="T13">    </text:span><text:span text:style-name="T8">&lt;</text:span><text:span text:style-name="T3">span</text:span><text:span text:style-name="T11"> class</text:span><text:span text:style-name="T8">="glyphicon glyphicon-chevron-left"</text:span><text:span text:style-name="T11"> aria-hidden</text:span><text:span text:style-name="T8">="true"&gt;&lt;</text:span><text:span text:style-name="T3">/span</text:span><text:span text:style-name="T8">&gt;</text:span><text:span text:style-name="T3"><text:line-break/></text:span><text:span text:style-name="T13">    </text:span><text:span text:style-name="T8">&lt;</text:span><text:span text:style-name="T3">span</text:span><text:span text:style-name="T11"> class</text:span><text:span text:style-name="T8">="sr-only"&gt;</text:span><text:span text:style-name="T13">Previous</text:span><text:span text:style-name="T8">&lt;</text:span><text:span text:style-name="T3">/span</text:span><text:span text:style-name="T8">&gt;</text:span><text:span text:style-name="T3"><text:line-break/></text:span><text:span text:style-name="T13">  </text:span><text:span text:style-name="T8">&lt;</text:span><text:span text:style-name="T3">/a</text:span><text:span text:style-name="T8">&gt;</text:span><text:span text:style-name="T3"><text:line-break/></text:span><text:span text:style-name="T13">  </text:span><text:span text:style-name="T8">&lt;</text:span><text:span text:style-name="T3">a</text:span><text:span text:style-name="T11"> class</text:span><text:span text:style-name="T8">="right carousel-control"</text:span><text:span text:style-name="T11"> href</text:span><text:span text:style-name="T8">="#myCarousel"</text:span><text:span text:style-name="T11"> role</text:span><text:span text:style-name="T8">="button"</text:span><text:span text:style-name="T11"> data-slide</text:span><text:span text:style-name="T8">="next"&gt;</text:span><text:span text:style-name="T3"><text:line-break/></text:span><text:span text:style-name="T13">    </text:span><text:span text:style-name="T8">&lt;</text:span><text:span text:style-name="T3">span</text:span><text:span text:style-name="T11"> class</text:span><text:span text:style-name="T8">="glyphicon glyphicon-chevron-right"</text:span><text:span text:style-name="T11"> aria-hidden</text:span><text:span text:style-name="T8">="true"&gt;&lt;</text:span><text:span text:style-name="T3">/span</text:span><text:span text:style-name="T8">&gt;</text:span><text:span text:style-name="T3"><text:line-break/></text:span><text:span text:style-name="T13">    </text:span><text:span text:style-name="T8">&lt;</text:span><text:span text:style-name="T3">span</text:span><text:span text:style-name="T11"> class</text:span><text:span text:style-name="T8">="sr-only"&gt;</text:span><text:span text:style-name="T13">Next</text:span><text:span text:style-name="T8">&lt;</text:span><text:span text:style-name="T3">/span</text:span><text:span text:style-name="T8">&gt;</text:span><text:span text:style-name="T3"><text:line-break/></text:span><text:span text:style-name="T13">  </text:span><text:span text:style-name="T8">&lt;</text:span><text:span text:style-name="T3">/a</text:span><text:span text:style-name="T8">&gt;</text:span></text:p>
          <text:p text:style-name="P29">links Are thrown in to show left and right controls with &lt;a&gt;&lt;/a&gt; tags </text:p>
          <text:p text:style-name="P29">the left carousel gets .left .carousel-control, while the right .right .carousel-control </text:p>
          <text:p text:style-name="P29">data-slide on the left button =’prev’ for previous and the right is =’next’</text:p>
          <text:p text:style-name="P29">href= <text:s/>again references the outermost divs ID </text:p>
          <text:p text:style-name="P30">The Span tags list show BS’ built in arrows shown with .glyphicon .glyphicon-chevron-left/right </text:p>
          <text:p text:style-name="P31">the aria-hidden stuff is just telling screen readers if something is there or <text:s/>not, so basically it wouldn’t tell the SR about the glyphicons but it would tell them about the next and previous buttons!</text:p>
        </text:list-item>
      </text:list>
      <text:p text:style-name="P27"/>
      <text:p text:style-name="P5">Responsive Images</text:p>
      <text:p text:style-name="P12">&lt;img class=’img-responsive img-rounded img-circle img-thumbnail pull-left pull-right’</text:p>
      <text:p text:style-name="P12">pull(think float)</text:p>
      <text:p text:style-name="P12"/>
      <text:p text:style-name="P5">Text changes</text:p>
      <text:p text:style-name="P12">class=’text-muted text-primary’</text:p>
      <text:p text:style-name="P12"/>
      <text:p text:style-name="P5">Text background</text:p>
      <text:p text:style-name="P12">class=’bg-muted bg-primary’</text:p>
      <text:p text:style-name="P12"/>
      <text:p text:style-name="P6">Dropdown buttons <text:span text:style-name="T1">(aria == disablitily info)</text:span></text:p>
      <text:p text:style-name="P13">&lt;button class=’dropdown-toggle’ type=’button’ id=’dropdownmenu1’ <text:s/>data-toggle=’dropdown’ aria-haspopup=’true’ aria-expanded=’true’&gt;</text:p>
      <text:p text:style-name="P13"/>
      <text:p text:style-name="P15">Always followup dropdown-toggle class with data-toggle=’dropdown’</text:p>
      <text:p text:style-name="P16"/>
      <text:p text:style-name="P17">Use <text:span text:style-name="T2">Span class=’caret’ </text:span>to signify on the button(element) that there is a dropdown menu</text:p>
      <text:p text:style-name="P13"/>
      <text:p text:style-name="P7">Lists</text:p>
      <text:p text:style-name="P14">&lt;ul class=’list-inline’&gt;</text:p>
      <text:p text:style-name="P14"><text:soft-page-break/><text:tab/>&lt;li&gt;&lt;a href=’#’&gt;Item 1 &lt;/a&gt;&lt;/li&gt;</text:p>
      <text:p text:style-name="P14"><text:tab/>&lt;li&gt;&lt;a href=’#’&gt;Item 2 &lt;/a&gt;&lt;/li&gt;</text:p>
      <text:p text:style-name="P14"><text:tab/>&lt;li&gt;&lt;a href=’#’&gt;Item 3 &lt;/a&gt;&lt;/li&gt;</text:p>
      <text:p text:style-name="P14">&lt;/ul&gt;</text:p>
      <text:p text:style-name="P14"/>
      <text:p text:style-name="P14"/>
      <text:p text:style-name="P8">Progress Bar<text:span text:style-name="T1">(need details on JS)</text:span></text:p>
      <text:p text:style-name="P22"/>
      <text:p text:style-name="P9">Media items</text:p>
      <text:p text:style-name="P18"><text:s/></text:p>
      <text:p text:style-name="P19">&lt;div class="media"&gt;</text:p>
      <text:p text:style-name="P19"><text:tab/>&lt;div class="media-left media-top"&gt;</text:p>
      <text:p text:style-name="P19"><text:tab/><text:tab/>&lt;a href="#"&gt;&lt;img class='media-object' src="#" alt="..."&gt;&lt;/a&gt;</text:p>
      <text:p text:style-name="P19"><text:tab/>&lt;/div&gt;</text:p>
      <text:p text:style-name="P19"><text:tab/>&lt;div class="media-body"&gt;</text:p>
      <text:p text:style-name="P19"><text:tab/><text:tab/>&lt;h4 class="media-heading"&gt;Heading&lt;/h4&gt;</text:p>
      <text:p text:style-name="P19"><text:tab/><text:tab/>&lt;p&gt;stuff and things!stuff and things!stuff and things!stuff and things!stuff and things!stuff and things!stuff and things! &lt;/p&gt;</text:p>
      <text:p text:style-name="P19"><text:tab/><text:tab/>&lt;p&gt;stuff and things!stuff and things!stuff and things!stuff and things!stuff and things!stuff and things!stuff and things! &lt;/p&gt;</text:p>
      <text:p text:style-name="P19"><text:tab/><text:tab/>&lt;p&gt;More stuff and things&lt;/p&gt;</text:p>
      <text:p text:style-name="P19"><text:tab/>&lt;/div&gt;</text:p>
      <text:p text:style-name="P19"/>
      <text:p text:style-name="P39">Center Item</text:p>
      <text:p text:style-name="P40"><text:span text:style-name="Source_20_Text"><text:span text:style-name="T17">center-block</text:span></text:span></text:p>
      <text:p text:style-name="P37">text-center</text:p>
      <text:p text:style-name="P37">pagination-center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14:11:44.543788602</meta:creation-date>
    <meta:editing-duration>PT2H54M52S</meta:editing-duration>
    <meta:editing-cycles>15</meta:editing-cycles>
    <meta:generator>LibreOffice/5.1.4.2$Linux_X86_64 LibreOffice_project/10m0$Build-2</meta:generator>
    <dc:date>2016-07-04T15:38:56.052153116</dc:date>
    <meta:document-statistic meta:table-count="0" meta:image-count="0" meta:object-count="0" meta:page-count="3" meta:paragraph-count="72" meta:word-count="470" meta:character-count="3792" meta:non-whitespace-character-count="3313"/>
  </office:meta>
</office:document-meta>
</file>